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0] + [.D10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1] + [.D11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2] + [.D12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3] + [.D13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4] + [.D14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5] + [.D1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6] + [.D16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formula="of:=[.C17] + 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8] + [.D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9] + [.D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0] + [.D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1] + [.D21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2T02:13:51.131089656</dc:date>
    <meta:document-statistic meta:table-count="1" meta:cell-count="101" meta:object-count="0"/>
    <meta:generator>LibreOffice/4.2.8.2$Linux_X86_64 LibreOffice_project/420m0$Build-2</meta:generator>
  </office:meta>
</office:document-meta>
</file>